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row>
          <table:table-cell office:value-type="string" office:string-value="fnlwgt">
            <text:p>fnlwgt</text:p>
          </table:table-cell>
          <table:table-cell office:value-type="string" office:string-value="cluster">
            <text:p>cluster</text:p>
          </table:table-cell>
        </table:table-row>
        <table:table-row>
          <table:table-cell office:value-type="float" office:value="77516.0">
            <text:p>77,516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83311.0">
            <text:p>83,311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215646.0">
            <text:p>215,646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234721.0">
            <text:p>234,721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338409.0">
            <text:p>338,409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284582.0">
            <text:p>284,582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160187.0">
            <text:p>160,187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209642.0">
            <text:p>209,642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45781.0">
            <text:p>45,781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159449.0">
            <text:p>159,449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280464.0">
            <text:p>280,464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141297.0">
            <text:p>141,297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122272.0">
            <text:p>122,272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205019.0">
            <text:p>205,019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121772.0">
            <text:p>121,772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245487.0">
            <text:p>245,487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176756.0">
            <text:p>176,756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186824.0">
            <text:p>186,824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28887.0">
            <text:p>28,887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292175.0">
            <text:p>292,175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193524.0">
            <text:p>193,524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302146.0">
            <text:p>302,146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76845.0">
            <text:p>76,845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117037.0">
            <text:p>117,037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109015.0">
            <text:p>109,015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216851.0">
            <text:p>216,851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168294.0">
            <text:p>168,294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180211.0">
            <text:p>180,211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367260.0">
            <text:p>367,260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193366.0">
            <text:p>193,366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190709.0">
            <text:p>190,709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266015.0">
            <text:p>266,015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386940.0">
            <text:p>386,940</text:p>
          </table:table-cell>
          <table:table-cell office:value-type="string" office:string-value="cluster1">
            <text:p>cluster1</text:p>
          </table:table-cell>
        </table:table-row>
        <table:table-row table:number-rows-repeated="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